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sTrue</text:h>
                    <text:list>
                        <text:list-item>
                            <text:h text:style-name="Heading_20_2" text:outline-level="2">Description</text:h>
                        </text:list-item>
                    </text:list>
                </text:list-item>
            </text:list>

            <text:p text:style-name="Standard"/>

            <text:p text:style-name="Standard"><text:span>The set expression is evaluated and if it is </text:span><text:span text:style-name="backtick">true</text:span><text:span>, the Flow execution continues through the </text:span><text:span text:style-name="backtick">Yes</text:span><text:span> output, otherwise on the </text:span><text:span text:style-name="backtick">No</text:span><text:span> output. At least one of those two outputs must be connected by a line to an input.</text:span></text:p><text:span> </text:span><text:p text:style-name="Standard"><text:span>By default, when this action is added to the Flow, a </text:span><text:span text:style-name="backtick">Value</text:span><text:span> input is added and it is tested whether it is </text:span><text:span text:style-name="backtick">true</text:span><text:span> or </text:span><text:span text:style-name="backtick">false</text:span><text:span>. If we want to test another expression, we should delete that input in the Flow section of the property and enter the expression we wan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text:span>Expression whose result is tes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hrough which the Value to be tested is received. This input can be deleted (we delete it in the Flow - Inputs list) if it is not needed, i.e. if you want to test another expression.</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span> </text:span>
                            <text:p text:style-name="Standard"/>,
                            <text:list xml:id="list513662346"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